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4c49e"/>
    </style:style>
    <style:style style:name="P2" style:family="paragraph" style:parent-style-name="Heading_20_4">
      <style:text-properties officeooo:paragraph-rsid="0004c49e"/>
    </style:style>
    <style:style style:name="P3" style:family="paragraph" style:parent-style-name="Heading_20_5">
      <style:text-properties officeooo:paragraph-rsid="0004c49e"/>
    </style:style>
    <style:style style:name="P4" style:family="paragraph" style:parent-style-name="Standard">
      <style:text-properties officeooo:paragraph-rsid="0004c49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04c49e"/>
    </style:style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8">
      <style:paragraph-properties fo:margin-top="0cm" fo:margin-bottom="0cm" style:contextual-spacing="false"/>
    </style:style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0">
      <style:paragraph-properties fo:margin-top="0cm" fo:margin-bottom="0cm" style:contextual-spacing="false"/>
    </style:style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2">
      <style:paragraph-properties fo:margin-top="0cm" fo:margin-bottom="0cm" style:contextual-spacing="false"/>
    </style:style>
    <style:style style:name="P39" style:family="paragraph" style:parent-style-name="Text_20_body">
      <style:text-properties fo:font-size="15pt" fo:font-weight="bold" officeooo:rsid="0005b565" officeooo:paragraph-rsid="0005b565" style:font-size-asian="15pt" style:font-weight-asian="bold" style:font-size-complex="15pt" style:font-weight-complex="bold"/>
    </style:style>
    <style:style style:name="P40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1" style:family="paragraph" style:parent-style-name="Text_20_body" style:list-style-name="L23"/>
    <style:style style:name="P42" style:family="paragraph" style:parent-style-name="Text_20_body" style:list-style-name="L23">
      <style:paragraph-properties fo:margin-top="0cm" fo:margin-bottom="0cm" style:contextual-spacing="false"/>
    </style:style>
    <style:style style:name="P43" style:family="paragraph" style:parent-style-name="Text_20_body" style:list-style-name="L5">
      <style:paragraph-properties fo:margin-top="0cm" fo:margin-bottom="0cm" style:contextual-spacing="false"/>
      <style:text-properties officeooo:rsid="0007010b" officeooo:paragraph-rsid="0007010b"/>
    </style:style>
    <style:style style:name="P44" style:family="paragraph" style:parent-style-name="Text_20_body" style:list-style-name="L24"/>
    <style:style style:name="P45" style:family="paragraph" style:parent-style-name="Text_20_body" style:list-style-name="L24">
      <style:paragraph-properties fo:margin-top="0cm" fo:margin-bottom="0cm" style:contextual-spacing="false"/>
    </style:style>
    <style:style style:name="P46" style:family="paragraph" style:parent-style-name="Text_20_body" style:list-style-name="L25"/>
    <style:style style:name="P47" style:family="paragraph" style:parent-style-name="Text_20_body" style:list-style-name="L25">
      <style:paragraph-properties fo:margin-top="0cm" fo:margin-bottom="0cm" style:contextual-spacing="false"/>
    </style:style>
    <style:style style:name="P48" style:family="paragraph" style:parent-style-name="Text_20_body" style:list-style-name="L26"/>
    <style:style style:name="P49" style:family="paragraph" style:parent-style-name="Text_20_body" style:list-style-name="L26">
      <style:paragraph-properties fo:margin-top="0cm" fo:margin-bottom="0cm" style:contextual-spacing="false"/>
    </style:style>
    <style:style style:name="P50" style:family="paragraph" style:parent-style-name="Text_20_body" style:list-style-name="L27"/>
    <style:style style:name="P51" style:family="paragraph" style:parent-style-name="Text_20_body" style:list-style-name="L27">
      <style:paragraph-properties fo:margin-top="0cm" fo:margin-bottom="0cm" style:contextual-spacing="false"/>
    </style:style>
    <style:style style:name="P52" style:family="paragraph" style:parent-style-name="Text_20_body" style:list-style-name="L28"/>
    <style:style style:name="P53" style:family="paragraph" style:parent-style-name="Text_20_body" style:list-style-name="L28">
      <style:paragraph-properties fo:margin-top="0cm" fo:margin-bottom="0cm" style:contextual-spacing="false"/>
    </style:style>
    <style:style style:name="T1" style:family="text">
      <style:text-properties officeooo:rsid="0004c49e"/>
    </style:style>
    <style:style style:name="T2" style:family="text">
      <style:text-properties officeooo:rsid="0005b5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кументация для онлайн-версии <text:span text:style-name="T1">Монополии</text:span></text:h>
      <text:h text:style-name="Heading_20_2" text:outline-level="2">Введение</text:h>
      <text:p text:style-name="Text_20_body">Этот проект представляет собой онлайн-версию знаменитой настольной игры, которая включает все функции оригинальной игры.</text:p>
      <text:p text:style-name="Text_20_body">Проект построен с использованием фреймворка Django для серверной части и HTML и JavaScript для клиентской части. Для обеспечения обмена данными между клиентами используется WebSockets с Django Channels и Daphne. REST API создается с помощью Django REST Framework (DRF).</text:p>
      <text:h text:style-name="Heading_20_2" text:outline-level="2">Структура проекта</text:h>
      <text:h text:style-name="Heading_20_3" text:outline-level="3">Модели (models.py)</text:h>
      <text:h text:style-name="Heading_20_4" text:outline-level="4">Room (Комната)</text:h>
      <text:p text:style-name="Text_20_body">Модель <text:span text:style-name="Source_20_Text">Room</text:span> представляет собой игровую комнату, где игроки взаимодействуют и играют.</text:p>
      <text:list xml:id="list4230394880" text:style-name="L1">
        <text:list-item>
          <text:p text:style-name="P6"><text:span text:style-name="Source_20_Text">name</text:span>: Название комнаты.</text:p>
        </text:list-item>
        <text:list-item>
          <text:p text:style-name="P6"><text:span text:style-name="Source_20_Text">players_count</text:span>: Количество игроков в комнате.</text:p>
        </text:list-item>
        <text:list-item>
          <text:p text:style-name="P6"><text:span text:style-name="Source_20_Text">creation_datetime</text:span>: Дата и время создания комнаты.</text:p>
        </text:list-item>
        <text:list-item>
          <text:p text:style-name="P6"><text:span text:style-name="Source_20_Text">round</text:span>: Текущий раунд игры.</text:p>
        </text:list-item>
        <text:list-item>
          <text:p text:style-name="P6"><text:span text:style-name="Source_20_Text">current_player</text:span>: Индекс текущего игрока.</text:p>
        </text:list-item>
        <text:list-item>
          <text:p text:style-name="P6"><text:span text:style-name="Source_20_Text">start_game</text:span>: Флаг начала игры.</text:p>
        </text:list-item>
        <text:list-item>
          <text:p text:style-name="P6"><text:span text:style-name="Source_20_Text">count_doubles</text:span>: Количество выпадений дублей.</text:p>
        </text:list-item>
        <text:list-item>
          <text:p text:style-name="P5"><text:span text:style-name="Source_20_Text">count_deals</text:span>: Количество сделок в текущем раунде.</text:p>
        </text:list-item>
      </text:list>
      <text:h text:style-name="Heading_20_4" text:outline-level="4">User (Пользователь)</text:h>
      <text:p text:style-name="Text_20_body">Модель <text:span text:style-name="Source_20_Text">User</text:span> расширяет стандартную модель пользователя Django и добавляет игровые параметры.</text:p>
      <text:list xml:id="list613353099" text:style-name="L2">
        <text:list-item>
          <text:p text:style-name="P8"><text:span text:style-name="Source_20_Text">active</text:span>: Активные деньги.</text:p>
        </text:list-item>
        <text:list-item>
          <text:p text:style-name="P8"><text:span text:style-name="Source_20_Text">passive</text:span>: Пассивные деньги.</text:p>
        </text:list-item>
        <text:list-item>
          <text:p text:style-name="P8"><text:span text:style-name="Source_20_Text">color</text:span>: Цвет игрока.</text:p>
        </text:list-item>
        <text:list-item>
          <text:p text:style-name="P8"><text:span text:style-name="Source_20_Text">pos</text:span>: Позиция на игровом поле.</text:p>
        </text:list-item>
        <text:list-item>
          <text:p text:style-name="P8"><text:span text:style-name="Source_20_Text">in_prison</text:span>: Флаг нахождения в тюрьме.</text:p>
        </text:list-item>
        <text:list-item>
          <text:p text:style-name="P8"><text:span text:style-name="Source_20_Text">count_roll_in_prison</text:span>: Количество ходов в тюрьме.</text:p>
        </text:list-item>
        <text:list-item>
          <text:p text:style-name="P8"><text:span text:style-name="Source_20_Text">monopoly</text:span>: Информация о монополии.</text:p>
        </text:list-item>
        <text:list-item>
          <text:p text:style-name="P8"><text:span text:style-name="Source_20_Text">creation_datetime</text:span>: Дата и время создания пользователя.</text:p>
        </text:list-item>
        <text:list-item>
          <text:p text:style-name="P8"><text:span text:style-name="Source_20_Text">room</text:span>: Ссылка на комнату.</text:p>
        </text:list-item>
        <text:list-item>
          <text:p text:style-name="P8"><text:span text:style-name="Source_20_Text">image</text:span>: Аватар пользователя.</text:p>
        </text:list-item>
        <text:list-item>
          <text:p text:style-name="P8"><text:span text:style-name="Source_20_Text">lose</text:span>: Флаг поражения.</text:p>
        </text:list-item>
        <text:list-item>
          <text:p text:style-name="P7"><text:soft-page-break/><text:span text:style-name="Source_20_Text">build_allowed</text:span>: Разрешение на строительство.</text:p>
        </text:list-item>
      </text:list>
      <text:h text:style-name="Heading_20_4" text:outline-level="4">Cell (Клетка)</text:h>
      <text:p text:style-name="Text_20_body">Модель <text:span text:style-name="Source_20_Text">Cell</text:span> представляет клетки на игровом поле.</text:p>
      <text:list xml:id="list3975426128" text:style-name="L3">
        <text:list-item>
          <text:p text:style-name="P10"><text:span text:style-name="Source_20_Text">room</text:span>: Ссылка на комнату.</text:p>
        </text:list-item>
        <text:list-item>
          <text:p text:style-name="P10"><text:span text:style-name="Source_20_Text">owner</text:span>: Владелец клетки.</text:p>
        </text:list-item>
        <text:list-item>
          <text:p text:style-name="P10"><text:span text:style-name="Source_20_Text">title</text:span>: Название клетки.</text:p>
        </text:list-item>
        <text:list-item>
          <text:p text:style-name="P10"><text:span text:style-name="Source_20_Text">name</text:span>: Имя клетки.</text:p>
        </text:list-item>
        <text:list-item>
          <text:p text:style-name="P10"><text:span text:style-name="Source_20_Text">category</text:span>: Категория клетки.</text:p>
        </text:list-item>
        <text:list-item>
          <text:p text:style-name="P10"><text:span text:style-name="Source_20_Text">current_cost</text:span>: Текущая стоимость клетки.</text:p>
        </text:list-item>
        <text:list-item>
          <text:p text:style-name="P10"><text:span text:style-name="Source_20_Text">monopoly</text:span>: Флаг монополии.</text:p>
        </text:list-item>
        <text:list-item>
          <text:p text:style-name="P10"><text:span text:style-name="Source_20_Text">stars</text:span>: Количество филиалов.</text:p>
        </text:list-item>
        <text:list-item>
          <text:p text:style-name="P10"><text:span text:style-name="Source_20_Text">buy_cost</text:span>: Стоимость покупки.</text:p>
        </text:list-item>
        <text:list-item>
          <text:p text:style-name="P10"><text:span text:style-name="Source_20_Text">pos</text:span>: Позиция клетки на поле.</text:p>
        </text:list-item>
        <text:list-item>
          <text:p text:style-name="P10"><text:span text:style-name="Source_20_Text">color</text:span>: Цвет владельца.</text:p>
        </text:list-item>
        <text:list-item>
          <text:p text:style-name="P9"><text:span text:style-name="Source_20_Text">pawn_rounds_remaining</text:span>: Количество оставшихся раундов залога.</text:p>
        </text:list-item>
      </text:list>
      <text:h text:style-name="Heading_20_3" text:outline-level="3">Представления (views.py)</text:h>
      <text:h text:style-name="Heading_20_4" text:outline-level="4">RoomListView</text:h>
      <text:p text:style-name="Text_20_body">Отображает список всех доступных комнат.</text:p>
      <text:h text:style-name="Heading_20_4" text:outline-level="4">RoomDetailView</text:h>
      <text:p text:style-name="Text_20_body">Отображает детали конкретной комнаты.</text:p>
      <text:h text:style-name="Heading_20_4" text:outline-level="4">UserLoginView</text:h>
      <text:p text:style-name="Text_20_body">Представление для входа пользователя.</text:p>
      <text:h text:style-name="Heading_20_4" text:outline-level="4">UserRegistrationView</text:h>
      <text:p text:style-name="Text_20_body">Представление для регистрации нового пользователя.</text:p>
      <text:h text:style-name="Heading_20_4" text:outline-level="4">Функции для игровых действий</text:h>
      <text:list xml:id="list3451268097" text:style-name="L4">
        <text:list-item>
          <text:p text:style-name="P12"><text:span text:style-name="Source_20_Text">bankrupt</text:span>: Обработка банкротства игрока.</text:p>
        </text:list-item>
        <text:list-item>
          <text:p text:style-name="P12"><text:span text:style-name="Source_20_Text">buy_company</text:span>: Покупка компании.</text:p>
        </text:list-item>
        <text:list-item>
          <text:p text:style-name="P12"><text:span text:style-name="Source_20_Text">build</text:span>: Строительство филиала.</text:p>
        </text:list-item>
        <text:list-item>
          <text:p text:style-name="P12"><text:span text:style-name="Source_20_Text">sell</text:span>: Продажа филиала.</text:p>
        </text:list-item>
        <text:list-item>
          <text:p text:style-name="P12"><text:span text:style-name="Source_20_Text">pay_rent</text:span>: Оплата ренты.</text:p>
        </text:list-item>
        <text:list-item>
          <text:p text:style-name="P12"><text:span text:style-name="Source_20_Text">pawn</text:span>: Закладка клетки.</text:p>
        </text:list-item>
        <text:list-item>
          <text:p text:style-name="P12"><text:span text:style-name="Source_20_Text">unpawn</text:span>: Выкуп клетки из залога.</text:p>
        </text:list-item>
        <text:list-item>
          <text:p text:style-name="P12"><text:span text:style-name="Source_20_Text">end_round</text:span>: Завершение текущего раунда.</text:p>
        </text:list-item>
        <text:list-item>
          <text:p text:style-name="P11"><text:span text:style-name="Source_20_Text">deal</text:span>: Обмен активами между игроками.</text:p>
        </text:list-item>
      </text:list>
      <text:p text:style-name="P39">API</text:p>
      <text:p text:style-name="P39"><text:soft-page-break/><text:span text:style-name="Strong_20_Emphasis">Django REST Framework (DRF)</text:span> - это мощный инструмент для создания веб-API с использованием Django. Он предоставляет множество удобных средств для создания и обслуживания RESTful API на основе моделей Django.</text:p>
      <text:list xml:id="list1070665602" text:style-name="L23">
        <text:list-item>
          <text:p text:style-name="P41"><text:span text:style-name="Strong_20_Emphasis">ViewSet</text:span>:</text:p>
          <text:list>
            <text:list-item>
              <text:p text:style-name="P42">В Django REST Framework <text:span text:style-name="Source_20_Text">ViewSet</text:span> представляет собой класс, который обрабатывает различные HTTP-методы (GET, POST, PUT, DELETE) для взаимодействия с ресурсами API.</text:p>
            </text:list-item>
            <text:list-item>
              <text:p text:style-name="P42"><text:span text:style-name="T2">У нас</text:span> есть три <text:span text:style-name="Source_20_Text">ViewSet</text:span>: <text:span text:style-name="Source_20_Text">PlayerViewSet</text:span>, <text:span text:style-name="Source_20_Text">RoomViewSet</text:span> и <text:span text:style-name="Source_20_Text">CellViewSet</text:span>.</text:p>
            </text:list-item>
            <text:list-item>
              <text:p text:style-name="P42">Они используются для взаимодействия с моделями <text:span text:style-name="Source_20_Text">User</text:span>, <text:span text:style-name="Source_20_Text">Room</text:span> и <text:span text:style-name="Source_20_Text">Cell</text:span> соответственно.</text:p>
            </text:list-item>
            <text:list-item>
              <text:p text:style-name="P42">Каждый <text:span text:style-name="Source_20_Text">ViewSet</text:span> настроен для выполнения операций CRUD (Create, Read, Update, Delete) с соответствующими моделями.</text:p>
            </text:list-item>
          </text:list>
        </text:list-item>
        <text:list-item>
          <text:p text:style-name="P41"><text:span text:style-name="Strong_20_Emphasis">Serializers</text:span>:</text:p>
          <text:list>
            <text:list-item>
              <text:p text:style-name="P42">Сериализаторы используются для преобразования данных между форматом Python и форматом JSON, который используется для взаимодействия с клиентами.</text:p>
            </text:list-item>
            <text:list-item>
              <text:p text:style-name="P42">В данном примере определены три сериализатора: <text:span text:style-name="Source_20_Text">PlayerSerializer</text:span>, <text:span text:style-name="Source_20_Text">RoomSerializer</text:span> и <text:span text:style-name="Source_20_Text">CellSerializer</text:span>.</text:p>
            </text:list-item>
            <text:list-item>
              <text:p text:style-name="P42">Каждый сериализатор определяет модель, с которой он работает, и поля, которые нужно сериализовать.</text:p>
            </text:list-item>
          </text:list>
        </text:list-item>
        <text:list-item>
          <text:p text:style-name="P41"><text:span text:style-name="Strong_20_Emphasis">URL-маршрутизация</text:span>:</text:p>
          <text:list>
            <text:list-item>
              <text:p text:style-name="P42">В файле <text:span text:style-name="Source_20_Text">urls.py</text:span> определены URL-маршруты для веб-API.</text:p>
            </text:list-item>
            <text:list-item>
              <text:p text:style-name="P42">Для обработки запросов к API используется маршрутизатор <text:span text:style-name="Source_20_Text">DefaultRouter</text:span>, который автоматически создает URL-маршруты на основе представлений <text:span text:style-name="Source_20_Text">ViewSet</text:span>.</text:p>
            </text:list-item>
            <text:list-item>
              <text:p text:style-name="P42">Эти URL-маршруты указывают на соответствующие представления <text:span text:style-name="Source_20_Text">ViewSet</text:span>, которые обрабатывают запросы к API.</text:p>
            </text:list-item>
          </text:list>
        </text:list-item>
        <text:list-item>
          <text:p text:style-name="P41"><text:span text:style-name="Strong_20_Emphasis">Фильтрация и сортировка</text:span>:</text:p>
          <text:list>
            <text:list-item>
              <text:p text:style-name="P42">В представлениях <text:span text:style-name="Source_20_Text">ViewSet</text:span> настроена фильтрация и сортировка данных.</text:p>
            </text:list-item>
            <text:list-item>
              <text:p text:style-name="P42">Для фильтрации используются фильтры <text:span text:style-name="Source_20_Text">DjangoFilterBackend</text:span>, которые определяются в атрибуте <text:span text:style-name="Source_20_Text">filter_backends</text:span>.</text:p>
            </text:list-item>
            <text:list-item>
              <text:p text:style-name="P41">Для сортировки данных используется фильтр <text:span text:style-name="Source_20_Text">OrderingFilter</text:span>, который определяется в атрибуте <text:span text:style-name="Source_20_Text">ordering_fields</text:span>.</text:p>
            </text:list-item>
          </text:list>
        </text:list-item>
      </text:list>
      <text:p text:style-name="Text_20_body">DRF обеспечивает удобные средства для создания RESTful API на основе моделей Django, управления доступом к данным, сериализации и документирования API</text:p>
      <text:p text:style-name="P39"/>
      <text:h text:style-name="Heading_20_3" text:outline-level="3"><text:soft-page-break/>Шаблоны</text:h>
      <text:p text:style-name="Text_20_body">Шаблоны используются для отображения данных в веб-интерфейсе и предоставляют HTML-страницы для различных представлений.</text:p>
      <text:h text:style-name="P1" text:outline-level="3">Каналы и WebSockets <text:span text:style-name="T1">(</text:span><text:span text:style-name="Source_20_Text"><text:span text:style-name="T1">consumers.py</text:span></text:span><text:span text:style-name="T1">)</text:span></text:h>
      <text:p text:style-name="P14">Файл отвечает за обработку WebSocket соединений и обмен сообщений между клиентами в режиме реального времени. Он использует Django Channels для реализации асинхронного взаимодействия.</text:p>
      <text:h text:style-name="P3" text:outline-level="5">Методы</text:h>
      <text:list xml:id="list4235299454" text:style-name="L6">
        <text:list-item>
          <text:p text:style-name="P15"><text:span text:style-name="Strong_20_Emphasis">PresenceConsumer.connect()</text:span>:</text:p>
        </text:list-item>
      </text:list>
      <text:list xml:id="list3525815315" text:style-name="L8">
        <text:list-item>
          <text:p text:style-name="P17">Этот метод вызывается при подключении нового клиента к WebSocket.</text:p>
        </text:list-item>
        <text:list-item>
          <text:p text:style-name="P17">Он принимает соединение, получает пользователя из контекста и добавляет его в список подключенных пользователей.</text:p>
        </text:list-item>
        <text:list-item>
          <text:p text:style-name="P16">Затем обновляет индикатор онлайна, отправляя всем клиентам информацию о новом подключении.</text:p>
        </text:list-item>
      </text:list>
      <text:list xml:id="list690559126" text:style-name="L9">
        <text:list-item>
          <text:p text:style-name="P18"><text:span text:style-name="Strong_20_Emphasis">PresenceConsumer.disconnect()</text:span>:</text:p>
        </text:list-item>
      </text:list>
      <text:list xml:id="list1822285801" text:style-name="L10">
        <text:list-item>
          <text:p text:style-name="P20">Этот метод вызывается при отключении клиента от WebSocket.</text:p>
        </text:list-item>
        <text:list-item>
          <text:p text:style-name="P20">Он удаляет отключенного пользователя из списка подключенных пользователей.</text:p>
        </text:list-item>
        <text:list-item>
          <text:p text:style-name="P19">Также обновляет индикатор онлайна, отправляя всем клиентам информацию об отключении.</text:p>
        </text:list-item>
      </text:list>
      <text:list xml:id="list3508834005" text:style-name="L11">
        <text:list-item>
          <text:p text:style-name="P21"><text:span text:style-name="Strong_20_Emphasis">PresenceConsumer.update_indicator()</text:span>:</text:p>
        </text:list-item>
      </text:list>
      <text:list xml:id="list3834350015" text:style-name="L12">
        <text:list-item>
          <text:p text:style-name="P23">Этот метод отправляет сообщение об онлайне всем подключенным клиентам.</text:p>
        </text:list-item>
        <text:list-item>
          <text:p text:style-name="P22">Он использует список подключенных пользователей для отправки сообщений каждому клиенту о текущем состоянии онлайна.</text:p>
        </text:list-item>
      </text:list>
      <text:list xml:id="list3069648424" text:style-name="L13">
        <text:list-item>
          <text:p text:style-name="P24"><text:span text:style-name="Strong_20_Emphasis">ChatConsumer.connect()</text:span>:</text:p>
        </text:list-item>
      </text:list>
      <text:list xml:id="list1008394782" text:style-name="L14">
        <text:list-item>
          <text:p text:style-name="P26">Этот метод вызывается при подключении нового клиента к WebSocket для конкретной комнаты.</text:p>
        </text:list-item>
        <text:list-item>
          <text:p text:style-name="P25">Он присоединяет пользователя к группе комнаты и инициирует соединение.</text:p>
        </text:list-item>
      </text:list>
      <text:list xml:id="list930150991" text:style-name="L15">
        <text:list-item>
          <text:p text:style-name="P27"><text:span text:style-name="Strong_20_Emphasis">ChatConsumer.disconnect()</text:span>:</text:p>
        </text:list-item>
      </text:list>
      <text:list xml:id="list1473870245" text:style-name="L16">
        <text:list-item>
          <text:p text:style-name="P29">Этот метод вызывается при отключении клиента от WebSocket для комнаты.</text:p>
        </text:list-item>
        <text:list-item>
          <text:p text:style-name="P28">Он удаляет пользователя из группы комнаты и обрабатывает необходимые действия при отключении.</text:p>
        </text:list-item>
      </text:list>
      <text:list xml:id="list2003974295" text:style-name="L17">
        <text:list-item>
          <text:p text:style-name="P30"><text:span text:style-name="Strong_20_Emphasis">ChatConsumer.receive()</text:span>:</text:p>
        </text:list-item>
      </text:list>
      <text:list xml:id="list3446267879" text:style-name="L18">
        <text:list-item>
          <text:p text:style-name="P32">Этот метод обрабатывает полученные сообщения от клиента.</text:p>
        </text:list-item>
        <text:list-item>
          <text:p text:style-name="P31">В зависимости от типа сообщения, он выполняет соответствующие действия, такие как отправка сообщений чата, обновление игровых данных и т.д.</text:p>
        </text:list-item>
      </text:list>
      <text:list xml:id="list1065775604" text:style-name="L19">
        <text:list-item>
          <text:p text:style-name="P33"><text:span text:style-name="Strong_20_Emphasis">ChatConsumer.start()</text:span>:</text:p>
        </text:list-item>
      </text:list>
      <text:list xml:id="list577031209" text:style-name="L20">
        <text:list-item>
          <text:p text:style-name="P35">Этот метод вызывается при начале игры в комнате.</text:p>
        </text:list-item>
        <text:list-item>
          <text:p text:style-name="P34"><text:soft-page-break/>Он отправляет сообщение всем участникам о начале игры и инициирует необходимые действия.</text:p>
        </text:list-item>
      </text:list>
      <text:list xml:id="list116665465" text:style-name="L21">
        <text:list-item>
          <text:p text:style-name="P36">Остальные методы в <text:span text:style-name="Source_20_Text">ChatConsumer</text:span> отвечают за обработку различных типов сообщений, таких как сообщения чата, движение игрока, покупка компании и т.д.</text:p>
        </text:list-item>
      </text:list>
      <text:list xml:id="list3196221097" text:style-name="L22">
        <text:list-item>
          <text:p text:style-name="P38">Каждый метод обрабатывает определенный тип сообщения и выполняет соответствующие действия в игре.</text:p>
        </text:list-item>
        <text:list-item>
          <text:p text:style-name="P37">Например, метод <text:span text:style-name="Source_20_Text">chat_message</text:span> отправляет сообщения чата всем участникам комнаты, метод <text:span text:style-name="Source_20_Text">move_player</text:span> обновляет позицию игрока на игровом поле и т.д.</text:p>
        </text:list-item>
      </text:list>
      <text:h text:style-name="P2" text:outline-level="4">Клиентская часть (JavaScript)</text:h>
      <text:list xml:id="list1026643117" text:style-name="L24">
        <text:list-item>
          <text:p text:style-name="P44"><text:span text:style-name="Strong_20_Emphasis">WebSocket подключение</text:span>:</text:p>
          <text:list>
            <text:list-item>
              <text:p text:style-name="P45">При открытии WebSocket соединения (<text:span text:style-name="Source_20_Text">chatSocket.onopen</text:span>), клиент отправляет запросы для получения данных игроков, клеток и информации о комнате. Эти данные используются для инициализации игрового интерфейса.</text:p>
            </text:list-item>
            <text:list-item>
              <text:p text:style-name="P45">В случае получения сообщений через WebSocket (<text:span text:style-name="Source_20_Text">chatSocket.onmessage</text:span>), клиент обрабатывает различные типы сообщений, такие как начало игры, сообщения чата и информацию о банкротстве игроков.</text:p>
            </text:list-item>
          </text:list>
        </text:list-item>
        <text:list-item>
          <text:p text:style-name="P44"><text:span text:style-name="Strong_20_Emphasis">Асинхронные запросы Fetch</text:span>:</text:p>
          <text:list>
            <text:list-item>
              <text:p text:style-name="P45">Клиент использует API-запросы с помощью <text:span text:style-name="Source_20_Text">fetch</text:span> для получения данных о состоянии игры, игроках и клетках.</text:p>
            </text:list-item>
            <text:list-item>
              <text:p text:style-name="P45">После получения данных, клиент обновляет интерфейс игры, отображая текущее состояние игрового поля, позиции игроков и другую информацию.</text:p>
            </text:list-item>
          </text:list>
        </text:list-item>
        <text:list-item>
          <text:p text:style-name="P44"><text:span text:style-name="Strong_20_Emphasis">Обработка ошибок</text:span>:</text:p>
          <text:list>
            <text:list-item>
              <text:p text:style-name="P45">В случае возникновения ошибок при выполнении запросов, клиент выводит сообщения об ошибках или принимает другие соответствующие меры, чтобы уведомить пользователя и/или восстановить работу приложения.</text:p>
            </text:list-item>
          </text:list>
        </text:list-item>
        <text:list-item>
          <text:p text:style-name="P44"><text:span text:style-name="Strong_20_Emphasis">Локальное хранилище</text:span>:</text:p>
          <text:list>
            <text:list-item>
              <text:p text:style-name="P44">Клиент использует локальное хранилище для сохранения настроек модальных окон. Это позволяет сохранить состояние модальных окон между различными сеансами использования приложения.</text:p>
            </text:list-item>
          </text:list>
        </text:list-item>
      </text:list>
      <text:p text:style-name="P14"><text:line-break/><text:span text:style-name="T4">Контейнеризация</text:span></text:p>
      <text:list xml:id="list249407110" text:style-name="L26">
        <text:list-item>
          <text:p text:style-name="P48"><text:span text:style-name="Strong_20_Emphasis">Docker-compose</text:span>:</text:p>
          <text:list>
            <text:list-item>
              <text:p text:style-name="P49">Для удобного развертывания и управления приложением используется инструмент Docker-compose.</text:p>
            </text:list-item>
            <text:list-item>
              <text:p text:style-name="P49">Docker-compose позволяет описывать и настраивать многоконтейнерные приложения в файле <text:span text:style-name="Source_20_Text">docker-compose.yml</text:span>, что упрощает процесс управления зависимостями и конфигурациями контейнеров.</text:p>
            </text:list-item>
          </text:list>
        </text:list-item>
        <text:list-item>
          <text:p text:style-name="P48"><text:span text:style-name="Strong_20_Emphasis">Запуск приложения</text:span>:</text:p>
          <text:list>
            <text:list-item>
              <text:p text:style-name="P49"><text:soft-page-break/>Для запуска приложения в контейнерах, достаточно выполнить команду <text:span text:style-name="Source_20_Text">docker-compose up</text:span> из корневой директории проекта.</text:p>
            </text:list-item>
            <text:list-item>
              <text:p text:style-name="P49">Docker-compose автоматически создаст и запустит контейнеры, указанные в файле <text:span text:style-name="Source_20_Text">docker-compose.yml</text:span>.</text:p>
            </text:list-item>
          </text:list>
        </text:list-item>
      </text:list>
      <text:p text:style-name="Text_20_body"/>
      <text:list xml:id="list163256589840714" text:continue-numbering="true" text:style-name="L26">
        <text:list-item>
          <text:p text:style-name="P48"><text:span text:style-name="Strong_20_Emphasis">Конфигурация сервисов</text:span>:</text:p>
          <text:list>
            <text:list-item>
              <text:p text:style-name="P49">Docker-compose позволяет настраивать параметры каждого сервиса в файле <text:span text:style-name="Source_20_Text">docker-compose.yml</text:span>, включая порты, переменные среды, тома и другие параметры.</text:p>
            </text:list-item>
            <text:list-item>
              <text:p text:style-name="P49">Это позволяет легко адаптировать контейнеры к различным средам разработки, тестирования и продакшена без изменения исходного кода приложения.</text:p>
            </text:list-item>
          </text:list>
        </text:list-item>
      </text:list>
      <text:p text:style-name="P14"/>
      <text:p text:style-name="P4"/>
      <text:p text:style-name="P40">Тестирование с использованием Django Test:</text:p>
      <text:list xml:id="list1383927384" text:style-name="L27">
        <text:list-item>
          <text:p text:style-name="P51"><text:span text:style-name="Strong_20_Emphasis">Назначение тестирования</text:span>: Django Test используется для автоматизированного тестирования приложения, чтобы убедиться в его правильной работоспособности.</text:p>
        </text:list-item>
        <text:list-item>
          <text:p text:style-name="P51"><text:span text:style-name="Strong_20_Emphasis">Типы тестов</text:span>: В проекте используются различные типы тестов, включая модульные тесты для отдельных компонентов, интеграционные тесты для проверки взаимодействия между компонентами, и функциональные тесты для проверки работоспособности веб-интерфейса.</text:p>
        </text:list-item>
        <text:list-item>
          <text:p text:style-name="P51"><text:span text:style-name="Strong_20_Emphasis">Покрытие кода тестами</text:span>: Важно обеспечить максимальное покрытие кода тестами, чтобы убедиться в стабильности и надежности приложения. Все важные части функционала должны быть покрыты соответствующими тестами.</text:p>
        </text:list-item>
        <text:list-item>
          <text:p text:style-name="P51"><text:span text:style-name="Strong_20_Emphasis">Использование фикстур</text:span>: Фикстуры могут использоваться для создания начального состояния базы данных для тестов или для подготовки других данных, необходимых для проведения тестов.</text:p>
        </text:list-item>
        <text:list-item>
          <text:p text:style-name="P50"><text:span text:style-name="Strong_20_Emphasis">Тестовые окружения</text:span>: Для обеспечения независимости тестов от реального окружения, рекомендуется использовать отдельную базу данных или мокать внешние зависимости.</text:p>
        </text:list-item>
      </text:list>
      <text:p text:style-name="P40">Интеграция с GitHub Actions:</text:p>
      <text:list xml:id="list951529451" text:style-name="L28">
        <text:list-item>
          <text:p text:style-name="P53"><text:span text:style-name="Strong_20_Emphasis">Назначение интеграции</text:span>: GitHub Actions используется для автоматизации процесса тестирования, сборки и развертывания приложения при каждом обновлении кодовой базы.</text:p>
        </text:list-item>
        <text:list-item>
          <text:p text:style-name="P53"><text:span text:style-name="Strong_20_Emphasis">Конфигурация Actions</text:span>: Создается конфигурационный файл для GitHub Actions, в котором определяются шаги, необходимые для выполнения тестов, сборки приложения и другие автоматизированные задачи.</text:p>
        </text:list-item>
        <text:list-item>
          <text:p text:style-name="P53"><text:span text:style-name="Strong_20_Emphasis">Запуск тестов</text:span>: В конфигурационном файле определяется шаг для запуска тестов при каждом изменении кода. Это позволяет обнаруживать ошибки и проблемы в коде на ранних стадиях разработки.</text:p>
        </text:list-item>
        <text:list-item>
          <text:p text:style-name="P53"><text:span text:style-name="Strong_20_Emphasis">Отчеты о тестировании</text:span>: GitHub Actions может генерировать отчеты о результатах тестирования, которые могут быть использованы для оценки качества кода и принятия решений о его дальнейшем развитии.</text:p>
        </text:list-item>
        <text:list-item>
          <text:p text:style-name="P52"><text:soft-page-break/><text:span text:style-name="Strong_20_Emphasis">Интеграция с другими сервисами</text:span>: GitHub Actions может быть интегрирован с другими сервисами для автоматического развертывания приложения после успешного прохождения всех тестов, что упрощает процесс разработки и обновления приложения.</text:p>
        </text:list-item>
      </text:list>
      <text:p text:style-name="P14"/>
      <text:h text:style-name="Heading_20_2" text:outline-level="2">Установка и настройка</text:h>
      <text:list xml:id="list3788046685" text:style-name="L5">
        <text:list-item>
          <text:p text:style-name="P43">Git clone https://github.com/sergeykrasilnikov1/monopoly.git</text:p>
        </text:list-item>
        <text:list-item>
          <text:p text:style-name="P43">Docker-compose up</text:p>
        </text:list-item>
      </text:list>
      <text:h text:style-name="Heading_20_2" text:outline-level="2">Заключение</text:h>
      <text:p text:style-name="Text_20_body">Этот проект предоставляет полный функционал для игры в онлайн-версию настольной игры, используя современные веб-технологии. Игроки могут взаимодействовать в режиме реального времени, что делает игру захватывающей и динамичной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55:29.609603839</meta:creation-date>
    <dc:date>2024-06-10T16:32:54.628306198</dc:date>
    <meta:editing-duration>PT6M24S</meta:editing-duration>
    <meta:editing-cycles>1</meta:editing-cycles>
    <meta:document-statistic meta:table-count="0" meta:image-count="0" meta:object-count="0" meta:page-count="7" meta:paragraph-count="152" meta:word-count="1384" meta:character-count="10724" meta:non-whitespace-character-count="9606"/>
    <meta:generator>LibreOffice/7.3.7.2$Linux_X86_64 LibreOffice_project/30$Build-2</meta:generator>
  </office:meta>
</office:document-meta>
</file>